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tal_histogram" table:style-name="ta1">
        <table:shapes>
          <draw:frame draw:z-index="0" draw:style-name="gr1" draw:text-style-name="P1" svg:width="31.315cm" svg:height="12.457cm" svg:x="2.95cm" svg:y="0.101cm">
            <draw:object draw:notify-on-update-of-ranges="total_histogram.A1:total_histogram.A1 total_histogram.A2:total_histogram.A41 total_histogram.B1:total_histogram.B1 total_histogram.B2:total_histogram.B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eighbors</text:p>
          </table:table-cell>
          <table:table-cell office:value-type="string" calcext:value-type="string">
            <text:p><text:s/>q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otal_histogram.A2:total_histogram.B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30T20:57:34.718884483</dc:date>
    <meta:editing-duration>PT6M1S</meta:editing-duration>
    <meta:editing-cycles>1</meta:editing-cycles>
    <meta:document-statistic meta:table-count="1" meta:cell-count="82" meta:object-count="1"/>
    <meta:generator>LibreOffice/7.2.7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316cm" svg:height="12.458cm" xlink:href=".." xlink:type="simple" chart:class="chart:bar" chart:style-name="ch1">
        <chart:legend chart:legend-position="end" svg:x="29.979cm" svg:y="5.93cm" style:legend-expansion="high" chart:style-name="ch2"/>
        <chart:plot-area chart:style-name="ch3" table:cell-range-address="total_histogram.A1:total_histogram.B41" chart:data-source-has-labels="both" svg:x="0.626cm" svg:y="0.249cm" svg:width="28.727cm" svg:height="11.96cm">
          <chart:coordinate-region svg:x="1.433cm" svg:y="0.448cm" svg:width="27.92cm" svg:height="11.114cm"/>
          <chart:axis chart:dimension="x" chart:name="primary-x" chart:style-name="ch4" chartooo:axis-type="auto">
            <chartooo:date-scale/>
            <chart:categories table:cell-range-address="total_histogram.A2:total_histogram.A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_histogram.B2:total_histogram.B41" chart:label-cell-address="total_histogram.B1:total_histogram.B1" chart:class="chart:ba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ty</text:p>
                <draw:g>
                  <svg:desc>total_histogram.B1:total_histogram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otal_histogram.A2:total_histogram.A41</svg:desc>
                </draw:g>
              </table:table-cell>
              <table:table-cell office:value-type="float" office:value="766">
                <text:p>766</text:p>
                <draw:g>
                  <svg:desc>total_histogram.B2:total_histogram.B4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